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tStatusException.ExitStatusException( String msg ,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itStatusException.ExitStatusException( String message , int status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itStatusException.ExitStatusExcep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itStatusException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